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20000018DCD722FFA83271B03.png" manifest:media-type="image/png"/>
  <manifest:file-entry manifest:full-path="Pictures/1000020100000291000001ECDAE6368AE8C13B6C.png" manifest:media-type="image/png"/>
  <manifest:file-entry manifest:full-path="Pictures/10000201000002D60000010EAE858A8CE2334050.png" manifest:media-type="image/png"/>
  <manifest:file-entry manifest:full-path="Pictures/10000201000002C5000001CAC4842AC2CE470B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43cm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文泉驿微米黑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fo:background-color="transparent" style:font-name-asian="文泉驿微米黑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以往的算法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根据元素的相似性将元素分类</text:p>
              </text:list-item>
              <text:list-item>
                <text:p>目标函数: </text:p>
                <text:list>
                  <text:list-item>
                    <text:p>与一组假定的聚类中心的距离之和</text:p>
                  </text:list-item>
                </text:list>
              </text:list-item>
              <text:list-item>
                <text:p>缺陷：</text:p>
                <text:list>
                  <text:list-item>
                    <text:p>数据点始终分配给最近的中心－－&gt;无法检测到非球形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draw:frame presentation:style-name="pr2" draw:layer="layout" svg:width="25.199cm" svg:height="5.789cm" svg:x="1.601cm" svg:y="6.4cm" presentation:class="outline" presentation:user-transformed="true">
          <draw:text-box>
            <text:list text:style-name="L2">
              <text:list-header>
                <text:p text:style-name="P2">　　　　　　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2"><text:span text:style-name="T1">改进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现有的改进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基于分布的算法，</text:p>
                <text:list>
                  <text:list-item>
                    <text:p>将数据点实现，作为预定义概率分布函数的混合</text:p>
                  </text:list-item>
                </text:list>
              </text:list-item>
              <text:list-item>
                <text:p>缺点：</text:p>
                <text:list>
                  <text:list-item>
                    <text:p>这种方法的准确性取决于试验概率代表数据的能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改进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方案１</text:p>
              </text:list-item>
              <text:list-item>
                <text:p>策略：</text:p>
                <text:list>
                  <text:list-item>
                    <text:p>通过基于数据点局部密度的方法检测具有任意形状的簇</text:p>
                  </text:list-item>
                  <text:list-item>
                    <text:p>在具有噪声的应用的、基于密度的空间聚类中：</text:p>
                    <text:list>
                      <text:list-item>
                        <text:p>选择密度阈值</text:p>
                      </text:list-item>
                      <text:list-item>
                        <text:p>将密度低于该阈值的区域中的点丢弃为噪声</text:p>
                      </text:list-item>
                      <text:list-item>
                        <text:p>并将高密度的不连续区域分配给不同的簇</text:p>
                      </text:list-item>
                    </text:list>
                  </text:list-item>
                </text:list>
              </text:list-item>
              <text:list-item>
                <text:p>缺陷：</text:p>
                <text:list>
                  <text:list-item>
                    <text:p>选择适当的阈值不是很容易；这是平均移位聚类方法中不存在的缺点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改进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方案２</text:p>
              </text:list-item>
              <text:list-item>
                <text:p>策略：</text:p>
                <text:list>
                  <text:list-item>
                    <text:p>集群定义为一组收敛于密度分布函数的相同局部最大值的点；这种方法可以发现非球形团簇</text:p>
                  </text:list-item>
                </text:list>
              </text:list-item>
              <text:list-item>
                <text:p>缺陷：</text:p>
                <text:list>
                  <text:list-item>
                    <text:p>仅适用于由一组坐标定义的数据，并且计算成本很高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draw:frame presentation:style-name="pr2" draw:layer="layout" svg:width="25.199cm" svg:height="4.886cm" svg:x="1.4cm" svg:y="8cm" presentation:class="outline" presentation:user-transformed="true">
          <draw:text-box>
            <text:list text:style-name="L2">
              <text:list-header>
                <text:p>　　　　　　　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>　算法概述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根基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算法基于这个观点建立</text:p>
                <text:list>
                  <text:list-item>
                    <text:p>聚类中心的密度高于其邻居</text:p>
                  </text:list-item>
                  <text:list-item>
                    <text:p>而密度高的点相对较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算法特点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自动找到簇的正确数量</text:p>
              </text:list-item>
              <text:list-item>
                <text:p>可以检测非球形簇　　</text:p>
              </text:list-item>
              <text:list-item>
                <text:p>异常值被自动地发现并从分析中排除</text:p>
                <text:list>
                  <text:list-item>
                    <text:p>无论它们的形状和它们所嵌入的空间的维度如何，都能被识别出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基于数据点之间的距离<text:tab/><text:tab/><text:tab/><text:tab/><text:tab/><text:tab/><text:tab/>　　<text:tab/></text:p>
              </text:list-item>
              <text:list-item>
                <text:p>聚类中心</text:p>
                <text:list>
                  <text:list-item>
                    <text:p>数据点密度中的局部最大值　</text:p>
                  </text:list-item>
                </text:list>
              </text:list-item>
              <text:list-item>
                <text:p>不需要将数据嵌入向量空间中，并且能明确地将每个数据点的密度字段最大化　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1">
        <draw:frame presentation:style-name="pr2" draw:layer="layout" svg:width="25.199cm" svg:height="3.486cm" svg:x="1.2cm" svg:y="8.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>具体的算法描述</text:span></text:p>
                            <text:p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算法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一</text:p>
                <text:p>对于每个数据点i,计算两个量：</text:p>
                <text:p>１．局部密度</text:p>
                <text:p>２．距密度较高点的距离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二　找聚类中心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聚类中心：局部密度最大、距密度较高点的距离较远</text:p>
                <text:p/>
              </text:list-item>
              <text:list-item>
                <text:p><text:span text:style-name="T4">具有相对较高的</text:span>距密度较高点的距离和较低的局部密度点是异常值（噪声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1">
        <draw:frame draw:style-name="gr2" draw:text-style-name="P4" draw:layer="layout" svg:width="25.199cm" svg:height="9.371cm" svg:x="1.8cm" svg:y="5.229cm" presentation:class="graphic" presentation:user-transformed="true">
          <draw:image xlink:href="Pictures/10000201000002D60000010EAE858A8CE23340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三　聚类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在找到聚类中心之后</text:p>
                <text:list>
                  <text:list-item>
                    <text:p>每个剩余点将被分配到与其最近邻居密度相同的同一个聚类</text:p>
                  </text:list-item>
                </text:list>
              </text:list-item>
              <text:list-item>
                <text:p>优点：与其他聚类算法（其中目标函数被迭代地优化）相比，聚类分配在单个步骤中执行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边界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１．为每个簇找到一个边界区域</text:p>
              </text:list-item>
              <text:list-item>
                <text:p>２．为每个簇找出其边界区域内密度最高的点（用rb来表示它的密度）</text:p>
                <text:p/>
              </text:list-item>
              <text:list-item>
                <text:p>密度高于rb的簇点认为是簇核心的一部分（鲁棒分配）</text:p>
              </text:list-item>
              <text:list-item>
                <text:p>其他视为群晕的一部分（噪音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1">
        <draw:frame presentation:style-name="pr1" draw:layer="layout" svg:width="25.199cm" svg:height="3.506cm" svg:x="1.2cm" svg:y="7.694cm" presentation:class="title" presentation:user-transformed="true">
          <draw:text-box>
            <text:p><text:span text:style-name="T5">实验论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1">
        <draw:frame presentation:style-name="pr2" draw:layer="layout" svg:width="25.199cm" svg:height="5.886cm" svg:x="2cm" svg:y="6.2cm" presentation:class="outline" presentation:user-transformed="true">
          <draw:text-box>
            <text:list text:style-name="L2">
              <text:list-header>
                <text:p><text:s text:c="13"/>以图2A中的分布画出</text:p>
                <text:p><text:s text:c="13"/>Ｂ4000点　决策图Ｄ</text:p>
                <text:p><text:s text:c="13"/>Ｃ1000点　决策图Ｅ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1">
        <draw:frame draw:style-name="gr2" draw:text-style-name="P4" draw:layer="layout" svg:width="23.672cm" svg:height="15.292cm" svg:x="2.128cm" svg:y="1.908cm" presentation:class="graphic" presentation:user-transformed="true">
          <draw:image xlink:href="Pictures/10000201000002C5000001CAC4842AC2CE470B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1">
        <draw:frame presentation:style-name="pr2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实验表明：</text:p>
              </text:list-item>
              <text:list-item>
                <text:p>１.算法可以捕捉概率峰值的位置和形状，甚至包含差异巨大的密度（图2C中的蓝色和浅绿色点）和非球形峰值</text:p>
                <text:p/>
              </text:list-item>
              <text:list-item>
                <text:p>２.分配给晕圈的点（噪音）不会被分配给簇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3.鲁棒性:对于包含1000个点的小样本，错误分类的百分比仍然远远低于1% <text:s text:c="4"/>图F</text:p>
                <text:p/>
              </text:list-item>
              <text:list-item>
                <text:p>4.选择不同的dc，聚类效果相互一致</text:p>
                <text:list>
                  <text:list-item>
                    <text:p><text:span text:style-name="T6">可以根据经验，选择</text:span><text:span text:style-name="T6">dc</text:span><text:span text:style-name="T6">，邻居的平均数量大约是数据集中的总点数的</text:span><text:span text:style-name="T6">1</text:span>%到2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不足：</text:p>
              </text:list-header>
              <text:list-item>
                <text:p>对于由少量点组成的数据集</text:p>
              </text:list-item>
              <text:list-item>
                <text:p>ri可能会受到大量统计错误的影响。</text:p>
              </text:list-item>
              <text:list-item>
                <text:p>此时，用更精确的方法估计密度可能有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1">
        <draw:frame presentation:style-name="pr1" draw:layer="layout" svg:width="25.199cm" svg:height="3.506cm" svg:x="2cm" svg:y="8.094cm" presentation:class="title" presentation:user-transformed="true">
          <draw:text-box>
            <text:p>对比实验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1">
        <draw:frame presentation:style-name="pr2" draw:layer="layout" svg:width="25.199cm" svg:height="4.286cm" svg:x="2cm" svg:y="8.114cm" presentation:class="outline" presentation:user-transformed="true">
          <draw:text-box>
            <text:list text:style-name="L2">
              <text:list-header>
                <text:p>为了计算少数点情况下的密度，</text:p>
                <text:p>实验采用了（11）中描述的指数核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1">
        <draw:frame draw:style-name="gr2" draw:text-style-name="P4" draw:layer="layout" svg:width="24.4cm" svg:height="18.272cm" svg:x="1.6cm" svg:y="1.4cm" presentation:class="graphic" presentation:user-transformed="true">
          <draw:image xlink:href="Pictures/1000020100000291000001ECDAE6368AE8C13B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</text:p>
              </text:list-header>
              <text:list-item>
                <text:p>数据集：应用（12）数据集</text:p>
              </text:list-item>
              <text:list-item>
                <text:p>本算法：获得的结果与原始文章的结果相当</text:p>
              </text:list-item>
              <text:list-item>
                <text:p>其他常用算法：失败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 text:style-name="P5">B</text:p>
              </text:list-header>
              <text:list-item>
                <text:p text:style-name="P5">数据集：从（13）中取数据分布中具有高重叠的15个簇</text:p>
              </text:list-item>
              <text:list-item>
                <text:p>本算法：成功地确定了数据集的簇结构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C</text:p>
              </text:list-header>
              <text:list-item>
                <text:p>火焰方法(由局部近似的隶属度的模糊聚类)的测试用例(14)</text:p>
              </text:list-item>
              <text:list-item>
                <text:p>其结果与原始方法相当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 text:style-name="P5">D</text:p>
              </text:list-header>
              <text:list-item>
                <text:p text:style-name="P5">在基于路径的谱聚类（15）的性能而引入的数据集中</text:p>
                <text:p/>
              </text:list-item>
              <text:list-item>
                <text:p>能正确地找到三个聚类，而不需要生成连接图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1T1">
        <draw:frame presentation:style-name="pr2" draw:layer="layout" svg:width="25.199cm" svg:height="12.179cm" svg:x="1.401cm" svg:y="3.6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图S3和S4</text:p>
              </text:list-item>
              <text:list-item>
                <text:p>基于同样的数据集，用K-means(2)所获得的聚类</text:p>
                <text:p/>
              </text:list-item>
              <text:list-item>
                <text:p>即使K-means值使用正确的K值进行优化</text:p>
                <text:p>在大多数情况下，聚类效果不符合直观的视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1T1">
        <draw:frame presentation:style-name="pr2" draw:layer="layout" svg:width="25.199cm" svg:height="4.086cm" svg:x="0.801cm" svg:y="8.4cm" presentation:class="outline" presentation:user-transformed="true">
          <draw:text-box>
            <text:list text:style-name="L2">
              <text:list-header>
                <text:p><text:span text:style-name="T5">　　　　　　</text:span><text:span text:style-name="T3">性能论证</text:span></text:p>
                <text:p><text:span text:style-name="T5">不受嵌入数据点的空间的固有维度的影响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算法只需要测量所有成对数据点之间的距离</text:p>
                <text:p>而不需要参数化概率分布或多维密度函数</text:p>
                <text:p/>
              </text:list-item>
              <text:list-item>
                <text:p>性能不受嵌入数据点的空间的固有维度的影响</text:p>
                <text:p/>
              </text:list-item>
            </text:list>
          </draw:text-box>
        </draw:frame>
        <draw:frame draw:style-name="gr3" draw:text-style-name="P6" draw:layer="layout" svg:width="0.502cm" svg:height="0.993cm" svg:x="0.302cm" svg:y="10.127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实验论证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在一个包含16个256维簇的测试用例中</text:p>
                <text:p>算法找到了簇的数目并正确分配了这些点</text:p>
                <text:p/>
              </text:list-item>
              <text:list-item>
                <text:p>在三种类型小麦种子的七个x射线特征的210个测量值的数据集中</text:p>
                <text:p>算法正确地预测了三种类型的小麦</text:p>
                <text:p>并正确地将97%的点分配给聚类中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默认" presentation:presentation-page-layout-name="AL1T1">
        <draw:frame presentation:style-name="pr1" draw:layer="layout" svg:width="25.199cm" svg:height="3.506cm" svg:x="1.6cm" svg:y="8.6cm" presentation:class="title" presentation:user-transformed="true">
          <draw:text-box>
            <text:p>Olivetti Face聚类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对密度的可靠估计变得困难</text:p>
              </text:list-item>
              <text:list-item>
                <text:p>密度估计器受到较大的统计误差影响</text:p>
                <text:p/>
                <text:p>由于：“理想”数量的聚类与数据集中的元素数量相当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解决措施：使聚类标准更严格</text:p>
                <text:p/>
              </text:list-item>
              <text:list-item>
                <text:p>只有当图像的距离小于dc时，图像才会被分配到与更高密度的最近图像的同一簇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两个图像之间的相似度由以(19)计算。</text:p>
              </text:list-item>
              <text:list-item>
                <text:p>密度通过高斯核估计，方差dc = 0:0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默认" presentation:presentation-page-layout-name="AL1T1">
        <draw:frame draw:style-name="gr2" draw:text-style-name="P4" draw:layer="layout" svg:width="27.273cm" svg:height="15.692cm" svg:x="0.2cm" svg:y="2.2cm" presentation:class="graphic" presentation:user-transformed="true">
          <draw:image xlink:href="Pictures/10000201000002B20000018DCD722FFA83271B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决策图</text:p>
              </text:list-item>
              <text:list-item>
                <text:p>显示了几个不同密度最大值</text:p>
              </text:list-item>
              <text:list-item>
                <text:p>由于数据点的稀疏性</text:p>
                <text:p>与其他例子不同的是，聚类中心的确切数字并不清楚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默认" presentation:presentation-page-layout-name="AL1T1"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</text:p>
              </text:list-header>
              <text:list-item>
                <text:p><text:span text:style-name="T4">通过</text:span>按降序排列的gi-ridi图选择聚类中心数量</text:p>
                <text:p/>
              </text:list-item>
              <text:list-item>
                <text:p>低于一个9开始出现异常</text:p>
                <text:p>因此，我们用9个中心进行了分析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</text:p>
              </text:list-header>
              <text:list-item>
                <text:p>用不同的颜色显示与这些中心相对应的簇</text:p>
              </text:list-item>
              <text:list-item>
                <text:p>七个集群对应不同的主题，表明该算法能够“识别”10个中的7个主题</text:p>
              </text:list-item>
              <text:list-item>
                <text:p>第八个主题出现在两个不同的集群中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C</text:p>
              </text:list-header>
              <text:list-item>
                <text:p>对数据库的所有400幅图像执行分析</text:p>
                <text:p>决策图并不能清楚地识别簇的数量</text:p>
                <text:p/>
              </text:list-item>
              <text:list-item>
                <text:p>图C中表明通过增加越来越多的假定中心，可以明确地识别大约30个主题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默认" presentation:presentation-page-layout-name="AL1T1">
        <draw:frame presentation:style-name="pr1" draw:layer="layout" svg:width="25.199cm" svg:height="3.506cm" svg:x="2cm" svg:y="8.694cm" presentation:class="title" presentation:user-transformed="true">
          <draw:text-box>
            <text:p>分子动力学轨迹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默认" presentation:presentation-page-layout-name="AL1T1">
        <draw:frame presentation:style-name="pr1" draw:layer="layout" svg:width="25.199cm" svg:height="3.651cm" svg:x="1.4cm" svg:y="0.765cm" presentation:class="title" presentation:user-transformed="true">
          <draw:text-box>
            <text:p>将聚类算法用于分析三聚赖氨酸在300 K水中的分子动力学轨迹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基于动力学矩阵的谱分析来分析轨迹</text:p>
                <text:list>
                  <text:list-item>
                    <text:p>在第七个特征值之后存在间隙，表明系统有八个盆地</text:p>
                  </text:list-item>
                </text:list>
                <text:p><text:s/></text:p>
              </text:list-item>
              <text:list-item>
                <text:p>应用本算法的聚类分析同样产生了8个聚类</text:p>
                <text:p>并且它的构造与定义动力学盆地的构造一一对应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默认" presentation:presentation-page-layout-name="AL1T1">
        <draw:frame presentation:style-name="pr1" draw:layer="layout" svg:width="25.199cm" svg:height="3.506cm" svg:x="2cm" svg:y="7.694cm" presentation:class="title" presentation:user-transformed="true">
          <draw:text-box>
            <text:p>随机分布的数据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对于随机分布的数据点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其他基于密度的聚类算法对有限样本的密度估计</text:p>
                <text:p>不准确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该算法的决策图能够区分真正的簇和由噪声产生的密度波纹</text:p>
                <text:p/>
              </text:list-header>
              <text:list-item>
                <text:p>簇：</text:p>
                <text:list>
                  <text:list-item>
                    <text:p>聚类中心的点与r和d中的其他点相距较远</text:p>
                    <text:p/>
                  </text:list-item>
                </text:list>
              </text:list-item>
              <text:list-item>
                <text:p>随机分布（噪声的密度波纹）：</text:p>
                <text:list>
                  <text:list-item>
                    <text:p>一个连续的分布的r和d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10:13:42.561788043</meta:creation-date>
    <dc:date>2018-05-08T11:54:13.675337628</dc:date>
    <meta:editing-duration>PT8H18M48S</meta:editing-duration>
    <meta:editing-cycles>47</meta:editing-cycles>
    <meta:generator>LibreOffice/6.0.3.2$Linux_X86_64 LibreOffice_project/00m0$Build-2</meta:generator>
    <meta:document-statistic meta:object-count="174"/>
  </office:meta>
</office:document-meta>
</file>